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2">06.12.2011 <text:span text:style-name="T1">Версия 0.46а Исправление</text:span></text:p>
      <text:p text:style-name="P2"><text:span text:style-name="T1">- исправлено неправильное отображение подсказки по ячейкам </text:span>CMOS <text:span text:style-name="T1">в </text:span>CMOS Editor.</text:p>
      <text:p text:style-name="P3"/>
      <text:p text:style-name="P2">04.12.2011 <text:span text:style-name="T1">Версия 0.46 Добавление</text:span></text:p>
      <text:p text:style-name="P2"><text:span text:style-name="T1">- добавлен тестер </text:span>PC <text:span text:style-name="T1">клавиатуры.</text:span></text:p>
      <text:p text:style-name="P2">- <text:span text:style-name="T1">добавлена проверка контрольного байта и при несовпадении с ожидаемым значении производится перезапись основных ячеек </text:span>CMOS <text:span text:style-name="T1">и принудительный сброс в </text:span>EVO Reset Service.</text:p>
      <text:p text:style-name="P3">- добавлена возможность сброса в прошивку пользователя (<text:span text:style-name="T2">Custom ROM).</text:span></text:p>
      <text:p text:style-name="P3"><text:span text:style-name="T2">- </text:span>добавлена возможность менять прошивку пользователя (<text:span text:style-name="T2">Custom ROM) </text:span>размером 64 Кб не обновляя весь <text:span text:style-name="T2">ROM</text:span>.</text:p>
      <text:p text:style-name="P3">- изменены настройки хранимые в <text:span text:style-name="T2">CMOS </text:span>на противоположные для пунктов «<text:span text:style-name="T7">Reload FONT</text:span>» и «<text:span text:style-name="T7">Type FONT</text:span>». Теперь при инициализации настроек в <text:span text:style-name="T2">CMOS </text:span>пункты будут по умолчанию принимать значения <text:span text:style-name="T2">«</text:span><text:span text:style-name="T3">ON</text:span><text:span text:style-name="T2">» </text:span>и <text:span text:style-name="T2">«</text:span><text:span text:style-name="T3">CP866</text:span><text:span text:style-name="T2">» <text:s/></text:span><text:span text:style-name="T1">соответственно</text:span><text:span text:style-name="T2"> .</text:span></text:p>
      <text:p text:style-name="P3">- добавлено выставление режимов турбо при удержании <text:span text:style-name="T2">CS, SS, SPACE </text:span>при сбросе.</text:p>
      <text:p text:style-name="P3"/>
      <text:p text:style-name="P3">09.10.2011 Версия 0.45 Исправления</text:p>
      <text:p text:style-name="P2"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3"/>
      <text:p text:style-name="P2"><text:span text:style-name="T1">28.09.2011</text:span> <text:span text:style-name="T1">Версия 0.44 Исправления и дополнения</text:span></text:p>
      <text:p text:style-name="P3">- исправлен неправильное вычисления ширины окна из-за чего скроллер сдвигал не только в окне.</text:p>
      <text:p text:style-name="P3">- драйвера и менеджер устройств перенесены в ПЗУ и работают оттуда же. </text:p>
      <text:p text:style-name="P3"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22.07.2011 <text:span text:style-name="T1">Версия 0.42. Исправления</text:span></text:p>
      <text:p text:style-name="P3">- исправлена ошибка из-за которой переключенные режимы не обновлялись на экране.</text:p>
      <text:p text:style-name="P3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3"/>
      <text:p text:style-name="P2"><text:span text:style-name="T1">21.07.2011</text:span> <text:span text:style-name="T1">Версия 0.41 Изменения и дополнения.</text:span></text:p>
      <text:p text:style-name="P3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3"/>
      <text:p text:style-name="P3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3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3">- переделан вывод рамки для <text:span text:style-name="T2">CMOS editor </text:span>в зависимости от выбранного шрифта.</text:p>
      <text:p text:style-name="P3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3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<text:soft-page-break/>04.05.2011 <text:span text:style-name="T1">Версия 0.38 Исправления и дополнения.</text:span></text:p>
      <text:p text:style-name="P3">- исправлена ошибка неправильного вычисления высоты файлового окна в зависимости от количества файлов</text:p>
      <text:p text:style-name="P3">- добавлено переключение загрузки с магнитофонного входа или с <text:span text:style-name="T2">FAT </text:span>устройств.</text:p>
      <text:p text:style-name="P3">- добавлена возможность загрузки и запуска <text:span text:style-name="T2">TAP </text:span>файлов.</text:p>
      <text:p text:style-name="P3"/>
      <text:p text:style-name="P3">23.03.2011 Версия 0.37 Дополнение.</text:p>
      <text:p text:style-name="P3">- в редакторе <text:span text:style-name="T2">CMOS </text:span>каждую секунду обновляются ячейки времени и перепечатываются на экране.</text:p>
      <text:p text:style-name="P3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3">- изменено ожидание нажатия клавиш при ошибках.</text:p>
      <text:p text:style-name="P3"/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<text:soft-page-break/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</text:span><text:span text:style-name="T1">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><text:soft-page-break/></text:p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</text:span><text:span text:style-name="T1">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<text:soft-page-break/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</text:span><text:span text:style-name="T1">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5">- за основу взяты исходники </text:span><text:span text:style-name="T4">GLUK 6.62. </text:span><text:span text:style-name="T5">Все исходники переведены в текстовый формат для компиляции </text:span><text:span text:style-name="T1">SjASMPlus</text:span><text:span text:style-name="T4">. </text:span><text:span text:style-name="T5">При сборке используется упаковщик </text:span><text:span text:style-name="T4">MHMT.</text:span></text:p>
      <text:p text:style-name="P5"><text:span text:style-name="T6">- все исходники разбиты на несколько файлов по смыслу, хотя распределение не окончательное и </text:span><text:span text:style-name="T6">местами не точное. Многое осталось от исходного </text:span><text:span text:style-name="T4">GLUK</text:span><text:span text:style-name="T6">а. Так сказать «забадяжил» на старых </text:span><text:span text:style-name="T6">дрожжах.</text:span></text:p>
      <text:p text:style-name="P5"><text:span text:style-name="T6">- при переделке не пострадали и не изменялись все функции вызываемые по «Кнопка+</text:span><text:span text:style-name="T4">RESET</text:span><text:span text:style-name="T6">».</text:span></text:p>
      <text:p text:style-name="P5"><text:span text:style-name="T6">- без изменений остались </text:span><text:span text:style-name="T4">CD Boot </text:span><text:span text:style-name="T6">и </text:span><text:span text:style-name="T4">HDD Boot.</text:span></text:p>
      <text:p text:style-name="P5"><text:span text:style-name="T6">- полностью удален </text:span><text:span text:style-name="T4">PC.</text:span></text:p>
      <text:p text:style-name="P5"><text:span text:style-name="T6">- убрано определение байта </text:span><text:span text:style-name="T4">#47 </text:span><text:span text:style-name="T6">в ячейке </text:span><text:span text:style-name="T4">#12 CMOS.</text:span></text:p>
      <text:p text:style-name="P5"><text:span text:style-name="T4">- </text:span><text:span text:style-name="T6">удалены из исходников все опции связанные с компиляцией для АТМ.</text:span></text:p>
      <text:p text:style-name="P3">- убрана прозрачность окон.</text:p>
      <text:p text:style-name="P3"><text:soft-page-break/>- убран вывод на экран уменьшенных копий сохраненных экранов, что создавало мусор на экране.</text:p>
      <text:p text:style-name="P5"><text:span text:style-name="T6">- удалены все пункты не имеющие никакой ценности. К ним относятся следующие пункты: </text:span><text:span text:style-name="T4">P.C., P.C.512, Cache, R.C., STS, XAS, Save SCR, TR KEEPER. </text:span><text:span text:style-name="T6">Удален также вновь добавленный пункт </text:span><text:span text:style-name="T4">FATALL. </text:span></text:p>
      <text:p text:style-name="P5"><text:span text:style-name="T6">- в меню «</text:span><text:span text:style-name="T4">Kills</text:span><text:span text:style-name="T6">»</text:span><text:span text:style-name="T4"> </text:span><text:span text:style-name="T6">следующие изменения: удален пункт </text:span><text:span text:style-name="T4">Low MEM. </text:span><text:span text:style-name="T6">Пункт </text:span><text:span text:style-name="T4">Pages </text:span><text:span text:style-name="T6">переименован в </text:span><text:span text:style-name="T4">Pages </text:span><text:span text:style-name="T4">128 </text:span><text:span text:style-name="T6">по функциональности. Форматилки </text:span><text:span text:style-name="T4">RAM </text:span><text:span text:style-name="T6">диска также переименованы по смыслу и добавлена </text:span><text:span text:style-name="T6">форматилка на 640 килобайт (стандартный размер </text:span><text:span text:style-name="T4">TR-DOS </text:span><text:span text:style-name="T6">дискеты</text:span><text:span text:style-name="T4">)</text:span><text:span text:style-name="T6">.</text:span></text:p>
      <text:p text:style-name="P1"><text:span text:style-name="T6">- </text:span><text:span text:style-name="T5">там же в меню «</text:span><text:span text:style-name="T6">Kills</text:span><text:span text:style-name="T5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6">- у часов теперь не 2 состояния, а 3. Часы не найдены, на экране надпись </text:span><text:span text:style-name="T4">«NO CMOS». </text:span><text:span text:style-name="T6">Часы </text:span><text:span text:style-name="T6">найдены, но выключены. Надпись на экране </text:span><text:span text:style-name="T4">«OFF CMOS». </text:span><text:span text:style-name="T6">При найденных и включенных соотвественно отображают время.</text:span></text:p>
      <text:p text:style-name="P5"><text:span text:style-name="T6">- обновление часов теперь происходит не по тайм ауту, а по установке бита 4 регистра </text:span><text:span text:style-name="T4">C </text:span><text:span text:style-name="T6">самих </text:span><text:span text:style-name="T6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6">- определение часов делается по ячейке 0 (секунды). Ячейка </text:span><text:span text:style-name="T4">#11 </text:span><text:span text:style-name="T6">принимающее значение </text:span><text:span text:style-name="T4">#AA (</text:span><text:span text:style-name="T6">часы </text:span><text:span text:style-name="T6">включены)</text:span><text:span text:style-name="T4"> </text:span><text:span text:style-name="T6">или </text:span><text:span text:style-name="T4">#55 </text:span><text:span text:style-name="T6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6">- устранен глюк связанный с надписью </text:span><text:span text:style-name="T4">«I KNOW NOW». </text:span><text:span text:style-name="T6">При выбранном диске «</text:span><text:span text:style-name="T4">D</text:span><text:span text:style-name="T6">» и при </text:span><text:span text:style-name="T6">отсутствии на диске Бейсик файлов (при выборе «</text:span><text:span text:style-name="T4">GLUK BOOT</text:span><text:span text:style-name="T6">» выводится </text:span><text:span text:style-name="T4">«NO PROGS») </text:span><text:span text:style-name="T6">при повторном нажатии </text:span><text:span text:style-name="T4">«Enter» выводилась</text:span><text:span text:style-name="T6"> окошко с текстом </text:span><text:span text:style-name="T4">«I KNOW NOW» </text:span><text:span text:style-name="T6">и все вешалось с </text:span><text:span text:style-name="T6">перерисовкой экрана без главного меню и выбранном диске </text:span><text:span text:style-name="T4">«A».</text:span></text:p>
      <text:p text:style-name="P4"><text:span text:style-name="T4">- </text:span><text:span text:style-name="T5">из-за использования части старого кода и неизменном (пока) главном цикле опроса управления не </text:span><text:span text:style-name="T5">устранен глюк с блокировкой клавиатуры. При наведении курсора мыши на буковки выбора дисководов </text:span><text:span text:style-name="T5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12-06T13:35:12.32</dc:date>
    <meta:editing-duration>P26DT5H25M13S</meta:editing-duration>
    <meta:editing-cycles>128</meta:editing-cycles>
    <meta:generator>LibreOffice/3.3$Win32 LibreOffice_project/330m19$Build-202</meta:generator>
    <meta:document-statistic meta:table-count="0" meta:image-count="0" meta:object-count="0" meta:page-count="6" meta:paragraph-count="189" meta:word-count="2495" meta:character-count="17111"/>
  </office:meta>
</office:document-meta>
</file>